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="0.06pt solid #333333"/>
      <style:text-properties fo:color="#c9211e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5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333333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27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27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3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IN PROGRESS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6"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19:17:55.5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6-21T21:36:21.433000000</dc:date>
    <meta:editing-duration>PT8H23M30S</meta:editing-duration>
    <meta:editing-cycles>15</meta:editing-cycles>
    <meta:generator>LibreOffice/7.1.1.2$Windows_X86_64 LibreOffice_project/fe0b08f4af1bacafe4c7ecc87ce55bb426164676</meta:generator>
    <meta:document-statistic meta:table-count="1" meta:cell-count="96" meta:object-count="0"/>
  </office:meta>
</office:document-meta>
</file>